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f54f9"/>
    </style:style>
    <style:style style:name="P2" style:family="paragraph" style:parent-style-name="Heading_20_1" style:master-page-name="First_20_Page">
      <style:paragraph-properties style:page-number="auto"/>
    </style:style>
    <style:style style:name="T1" style:family="text">
      <style:text-properties officeooo:rsid="001f54f9"/>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5pt"/>
    </style:style>
    <style:style style:name="T5" style:family="text">
      <style:text-properties officeooo:rsid="00213751"/>
    </style:style>
    <style:style style:name="T6" style:family="text">
      <style:text-properties officeooo:rsid="0021934f"/>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45167086" text:style-name="Outline">
        <text:list-item>
          <text:h text:style-name="P2" text:outline-level="1">Introduction</text:h>
        </text:list-item>
      </text:list>
      <text:p text:style-name="Standard">This manual contains reference information for programming <text:span text:style-name="T1">the </text:span>open hardware/open source EEZ programmable PSU (Power Supply Unit) over the remote interface using the SCPI programming language.</text:p>
      <text:p text:style-name="Standard">The SCPI (<text:span text:style-name="T2">Standard Commands for Programmable Instruments</text:span>, often pronounced “skippy”) is an open standard freely available on the <text:a xlink:type="simple" xlink:href="http://www.ivifoundation.org/scpi/" office:target-frame-name="_blank" xlink:show="new" text:style-name="Internet_20_link" text:visited-style-name="Visited_20_Internet_20_Link">IVI Foundation</text:a> web pages. <text:span text:style-name="T1">The c</text:span>urrent version is SCPI 1999.0.</text:p>
      <text:p text:style-name="Standard">SCPI is <text:span text:style-name="T1">a </text:span>pure software standard, <text:span text:style-name="T1">and can be used over many communication interfaces. </text:span>SCPI <text:span text:style-name="T1">communications are </text:span>ASCII text, and therefore can be <text:span text:style-name="T1">supported in programs written in almost any</text:span> computer language, such as C, C++, etc.</text:p>
      <text:p text:style-name="Standard"/>
      <text:p text:style-name="Standard">The physical communications link is not defined by SCPI. <text:span text:style-name="T1">It was </text:span>originally created <text:span text:style-name="T1">with the </text:span>IEEE 488 (GPIB) <text:span text:style-name="T1">environment in mind</text:span>, <text:span text:style-name="T1">but </text:span>it can also be used with RS-232 (serial), Ethernet, USB, VXIbus, HiSLIP, etc. The EEZ PSU supports Serial (via USB) and Ethernet communication.</text:p>
      <text:p text:style-name="Standard"><text:span text:style-name="T1">The a</text:span>pplication software that use<text:span text:style-name="T1">s</text:span> SCPI commands is called <text:span text:style-name="T1">a </text:span><text:span text:style-name="T3">Controller</text:span> and <text:span text:style-name="T1">that in a </text:span>SCPI enabled device <text:span text:style-name="T4">–</text:span> such as <text:span text:style-name="T1">the EEZ </text:span>PSU – is called <text:span text:style-name="T1">an </text:span><text:span text:style-name="T3">Instrument</text:span>.</text:p>
      <text:p text:style-name="Standard"/>
      <text:p text:style-name="note">Please note that IEEE 488 standard documents are not freely available, and <text:span text:style-name="T1">when </text:span>it<text:span text:style-name="T1">'s</text:span> mentioned in this manual <text:span text:style-name="T1">we do so only </text:span>for reference purposes. <text:s/><text:span text:style-name="T1">Those who with to </text:span>research <text:span text:style-name="T1">the GPIB </text:span>for better understanding or possible modification/improvement of the PSU remote control <text:span text:style-name="T1">may wish to purchase standards documents from the IEEE. </text:span></text:p>
      <text:list xml:id="list152437215169284" text:continue-numbering="true" text:style-name="Outline">
        <text:list-item>
          <text:list>
            <text:list-item>
              <text:h text:style-name="Heading_20_2" text:outline-level="2">About SCPI</text:h>
            </text:list-item>
          </text:list>
        </text:list-item>
      </text:list>
      <text:p text:style-name="Standard"><text:span text:style-name="T1">The </text:span>SCPI 1999.0 standard document says (Section 1.3) the goal of SCPI is to reduce Automatic Test Equipment (ATE) program development time. SCPI <text:span text:style-name="T1">does </text:span>this goal by providing a consistent programming environment for instrument control and data usage. This is achieved by use of defined program messages, instrument responses, and data formats across all SCPI instruments, regardless of manufacturer.</text:p>
      <text:p text:style-name="Standard">A consistent program environment uses the same commands and parameters to control instruments that have the same function.</text:p>
      <text:p text:style-name="P1">SCPI programming consistency is both vertical and horizontal. Vertical programming consistency defines program messages within an instrument class. An example of vertical consistency is using the same command for reading DC voltage from different multimeters <text:span text:style-name="T1">supporting SCPI</text:span>. Horizontal consistency us<text:span text:style-name="T1">es</text:span> the same command to control similar functions across instrument classes. For example, the trigger command would be the same for trigger function<text:span text:style-name="T1">s</text:span> found <text:span text:style-name="T1">in conforming </text:span>counters, oscilloscopes, function generators, etc.</text:p>
      <text:p text:style-name="P1">A key to consistent programming is the reduction of multiple ways to control similar instrument functions. The philosophy of SCPI is <text:span text:style-name="T1">that </text:span>the same instrument functions <text:span text:style-name="T1">are </text:span>to be controlled by the same SCPI commands. To simplify learning, SCPI uses industry-standard names, and terms that are manufacturer and customer supported.</text:p>
      <text:p text:style-name="Standard">SCPI is designed to be expanded with new defined commands in the future without causing programming problems. As new instruments are introduced, the intent is to maintain program compatibility with existing SCPI instruments.</text:p>
      <text:p text:style-name="Standard"/>
      <text:p text:style-name="Standard"/>
      <text:p text:style-name="Standard">Additional links:</text:p>
      <text:list xml:id="list3723881346" text:style-name="List_20_1">
        <text:list-item>
          <text:p text:style-name="List_20_1_20_Start">Wikipedia <text:a xlink:type="simple" xlink:href="https://en.wikipedia.org/wiki/Standard_Commands_for_Programmable_Instruments" office:target-frame-name="_blank" xlink:show="new" text:style-name="Internet_20_link" text:visited-style-name="Visited_20_Internet_20_Link">SCPI</text:a></text:p>
        </text:list-item>
        <text:list-item>
          <text:p text:style-name="List_20_1">Technopedia <text:a xlink:type="simple" xlink:href="https://www.techopedia.com/definition/21951/standard-commands-for-programmable-instruments-scpi" office:target-frame-name="_blank" xlink:show="new" text:style-name="Internet_20_link" text:visited-style-name="Visited_20_Internet_20_Link">Standard Commands For Programmable Instruments (SCPI)</text:a></text:p>
        </text:list-item>
        <text:list-item>
          <text:p text:style-name="List_20_1">Wikipedia <text:a xlink:type="simple" xlink:href="https://en.wikipedia.org/wiki/IEEE-488" office:target-frame-name="_blank" xlink:show="new" text:style-name="Internet_20_link" text:visited-style-name="Visited_20_Internet_20_Link">IEEE-488</text:a></text:p>
        </text:list-item>
        <text:list-item>
          <text:p text:style-name="List_20_1">Keysight (<text:span text:style-name="T5">ex. </text:span>Agilent) <text:a xlink:type="simple" xlink:href="http://www.keysight.com/main/redirector.jspx?action=ref&amp;lc=eng&amp;cc=HR&amp;nfr=&amp;ckey=1708060&amp;cname=EDITORIAL" office:target-frame-name="_blank" xlink:show="new" text:style-name="Internet_20_link" text:visited-style-name="Visited_20_Internet_20_Link">Developing a SCPI command set</text:a></text:p>
        </text:list-item>
        <text:list-item>
          <text:p text:style-name="List_20_1_20_End">NI <text:span text:style-name="T1">(National Instrument) </text:span><text:a xlink:type="simple" xlink:href="http://www.ni.com/white-paper/3388/en/" office:target-frame-name="_blank" xlink:show="new" text:style-name="Internet_20_link" text:visited-style-name="Visited_20_Internet_20_Link">GPIB Hardware and Software Specifications</text:a></text:p>
        </text:list-item>
      </text:list>
      <text:p text:style-name="Standard">Implementation links:</text:p>
      <text:list xml:id="list152438018468549" text:continue-numbering="true" text:style-name="List_20_1">
        <text:list-item>
          <text:p text:style-name="List_20_1_20_Start"><text:a xlink:type="simple" xlink:href="https://j123b567.github.io/scpi-parser/" office:target-frame-name="_blank" xlink:show="new" text:style-name="Internet_20_link" text:visited-style-name="Visited_20_Internet_20_Link">Open source SCPI device</text:a> library</text:p>
        </text:list-item>
        <text:list-item>
          <text:p text:style-name="List_20_1">Keysight (<text:span text:style-name="T6">ex. </text:span>Agilent) <text:a xlink:type="simple" xlink:href="http://cp.literature.agilent.com/litweb/pdf/5989-6717EN.pdf" office:target-frame-name="_blank" xlink:show="new" text:style-name="Internet_20_link" text:visited-style-name="Visited_20_Internet_20_Link">Application Note 1465-29</text:a></text:p>
        </text:list-item>
        <text:list-item>
          <text:p text:style-name="List_20_1">Keysight (<text:span text:style-name="T6">ex. </text:span>Agilent) <text:a xlink:type="simple" xlink:href="http://www.keysight.com/en/pd-2036130/command-expert?cc=US&amp;lc=eng" office:target-frame-name="_blank" xlink:show="new" text:style-name="Internet_20_link" text:visited-style-name="Visited_20_Internet_20_Link">Command Expert</text:a></text:p>
        </text:list-item>
      </text:list>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trodu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Introduction</dc:title>
    <meta:document-statistic meta:table-count="0" meta:image-count="0" meta:object-count="0" meta:page-count="2" meta:paragraph-count="28" meta:word-count="509" meta:character-count="3377" meta:non-whitespace-character-count="2901"/>
  </office:meta>
</office:document-meta>
</file>